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n el reino de Dorial, un vasto mundo envuelto en sombras, la ceguera era el destino de todos sus habitantes desde el nacimiento. Allí, los hombres y mujeres aprendían a navegar su mundo con los sentidos del tacto y el oído, guiados por ecos y vibraciones que les contaban historias invisibles. Sin embargo, entre ellos caminaba alguien diferente: Kael, el arquero que veía lo que nadie más podía y cuya vida transcurría en un silencio absoluto.</text:p>
      <text:p text:style-name="Text_20_body">Kael era un misterio para los suyos, un hombre que comprendía la realidad de una manera ajena a todos. Él veía la luz filtrarse entre los árboles, las estrellas danzar en el firmamento, la expresión de quienes jamás podrían notar los matices de un amanecer. Pero mientras los demás percibían el mundo a través de sonidos y palabras, él solo tenía imágenes. Nadie podía describirle el canto de un pájaro, el rugido de una tormenta, el susurro de su propio nombre.</text:p>
      <text:p text:style-name="P1">Cuando la amenaza de los Sombraíces, criaturas que se movían en el más absoluto sigilo, azotó Dorial, Kael se convirtió en la única esperanza del reino. Los guerreros, entrenados para escuchar el peligro, estaban indefensos ante enemigos que no hacían ruido alguno. Solo Kael, con su vista única y su arco firme, podía ver las sombras que acechaban y lanzar flechas antes de que los monstruos atacaran. En su aislamiento, en su diferencia, encontró la razón para luchar. Y en la soledad de su propia percepción, se convirtió en el protector de un mundo que nunca podría ver su sacrificio.</text:p>
      <text:p text:style-name="Text_20_body"><text:span text:style-name="T1">Kael avanzó con cautela entre la niebla que serpenteaba entre los troncos retorcidos del bosque de Dorial. A su alrededor, las sombras de los Sombraíces acechaban en el silencio absoluto, confiadas en su invisibilidad ante los habitantes ciegos del reino. Pero Kael </text:span><text:span text:style-name="Strong_20_Emphasis"><text:span text:style-name="T1">podía verlos</text:span></text:span><text:span text:style-name="T1">, y eso los hacía vulnerables.</text:span></text:p>
      <text:p text:style-name="P1">Su arco permanecía firme en su mano, la cuerda tensa mientras observaba el entorno con precisión. Sabía que el ataque era inminente. Como un destello entre la penumbra, una criatura se lanzó desde las ramas, pero Kael ya había disparado. La flecha atravesó el aire y encontró su marca antes de que la bestia pudiera tocar el suelo.</text:p>
      <text:p text:style-name="Text_20_body"><text:span text:style-name="T1">Las sombras rodeaban al arquero, deslizándose entre los árboles con movimientos fluidos. Pero Kael </text:span><text:span text:style-name="Strong_20_Emphasis"><text:span text:style-name="T1">no dependía del sonido</text:span></text:span><text:span text:style-name="T1">, solo de la vista que le había convertido en el protector del reino. Giró sobre sus pies, disparó una segunda flecha, luego una tercera. Cada impacto era silencioso, pero cada enemigo caía antes de poder siquiera atacarlo.</text:span></text:p>
      <text:p text:style-name="Text_20_body"><text:span text:style-name="T1">El bosque crecía a su alrededor, envolviéndolo en su oscuridad, pero Kael no retrocedía. Sabía que si cedía, el reino quedaría indefenso ante aquellos que acechaban sin ser vistos ni escuchados. Y mientras mantuviera su arco intacto y su vista despejada, </text:span><text:span text:style-name="Strong_20_Emphasis"><text:span text:style-name="T1">seguiría luchando</text:span></text:span><text:span text:style-name="T1">.</text:span></text:p>
      <text:p text:style-name="Standard"/>
      <text:p text:style-name="P1">Kael emergió del bosque, su capa roja ondeando con el viento mientras avanzaba por el camino de regreso al reino de Dorial. La batalla había terminado. Los Sombraíces, que durante tanto tiempo habían acechado en la penumbra, yacían derrotados en el suelo del bosque que los había ocultado. Su arco seguía firme en su mano, un testigo silencioso de la lucha que nadie más podría haber visto.</text:p>
      <text:p text:style-name="Text_20_body"><text:span text:style-name="T1">A medida que el arquero se acercaba a las murallas de Dorial, los habitantes, ciegos a la amenaza que les había rodeado, sentían en el aire un cambio inexplicable, como si la noche hubiera perdido su filo. Kael no esperó reconocimiento, porque nadie podría comprender realmente su sacrificio. Pero mientras avanzaba, con el bosque a su espalda y la luz filtrándose entre las nubes, supo que, aunque el reino nunca vería su lucha, </text:span><text:span text:style-name="Strong_20_Emphasis"><text:span text:style-name="T1">siempre</text:span></text:span><text:span text:style-name="T1"> lo protegería.</text:span></text:p>
      <text:p text:style-name="Text_20_body"/>
      <text:p text:style-name="Text_20_body"><text:soft-page-break/>En el reino de Dorial, donde la ceguera era el destino de todos sus habitantes, Kael nació con una visión única, pero privado del sentido del oído. En un mundo donde las personas se orientaban por sonidos y vibraciones, él navegaba solo a través de imágenes, aislado en su percepción. Sin embargo, cuando los Sombraíces, criaturas sigilosas que atacaban sin emitir ruido, amenazaron Dorial, Kael se convirtió en la única esperanza. Su arco y su vista le permitían ver lo que nadie más podía, convirtiéndolo en el protector del reino contra enemigos invisibles para los demás.</text:p>
      <text:p text:style-name="Text_20_body">En medio de un bosque envuelto en niebla y sombras, Kael luchó contra los Sombraíces, disparando flechas con precisión letal. Sin depender del sonido, su visión le permitió adelantarse a cada ataque, derribando a los enemigos antes de que pudieran hacer daño. Rodeado por la oscuridad, enfrentó el peligro sin miedo, sabiendo que mientras su vista y su arco permanecieran firmes, Dorial no caería ante la amenaza silencios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9T20:15:10.801000000</meta:creation-date>
    <dc:date>2025-05-20T13:00:26.883000000</dc:date>
    <meta:editing-duration>PT4H55M39S</meta:editing-duration>
    <meta:editing-cycles>3</meta:editing-cycles>
    <meta:generator>LibreOffice/24.8.6.2$Windows_X86_64 LibreOffice_project/6d98ba145e9a8a39fc57bcc76981d1fb1316c60c</meta:generator>
    <meta:document-statistic meta:table-count="0" meta:image-count="0" meta:object-count="0" meta:page-count="2" meta:paragraph-count="11" meta:word-count="769" meta:character-count="4592" meta:non-whitespace-character-count="3834"/>
  </office:meta>
</office:document-meta>
</file>